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officeooo:rsid="000f91e5" officeooo:paragraph-rsid="0013ebbf" style:font-size-asian="8.75pt" style:font-weight-asian="bold" style:font-size-complex="10pt" style:font-weight-complex="bold"/>
    </style:style>
    <style:style style:name="P2" style:family="paragraph" style:parent-style-name="Standard">
      <style:text-properties style:font-name="Courier New" fo:font-size="10pt" fo:font-weight="bold" officeooo:rsid="000f91e5" officeooo:paragraph-rsid="0013ebbf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ourier New" fo:font-size="10pt" fo:font-weight="bold" officeooo:rsid="000b58b0" officeooo:paragraph-rsid="0013ebbf" style:font-size-asian="10pt" style:font-weight-asian="bold" style:font-size-complex="10pt" style:font-weight-complex="bold"/>
    </style:style>
    <style:style style:name="P4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13ebbf" officeooo:paragraph-rsid="00149dd5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bold" officeooo:rsid="000b58b0" officeooo:paragraph-rsid="0013ebbf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ourier New" fo:font-size="10pt" fo:font-weight="bold" officeooo:paragraph-rsid="00149dd5" style:font-size-asian="10pt" style:font-weight-asian="bold" style:font-size-complex="10pt" style:font-weight-complex="bold"/>
    </style:style>
    <style:style style:name="P7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149dd5" officeooo:paragraph-rsid="00149dd5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bold" officeooo:rsid="001e31c8" officeooo:paragraph-rsid="00149dd5" style:font-size-asian="10pt" style:font-weight-asian="bold" style:font-size-complex="10pt" style:font-weight-complex="bold"/>
    </style:style>
    <style:style style:name="P9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bold" officeooo:rsid="001e31c8" officeooo:paragraph-rsid="001715ca" style:font-size-asian="10pt" style:font-weight-asian="bold" style:font-size-complex="10pt" style:font-weight-complex="bold"/>
    </style:style>
    <style:style style:name="P10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13ebbf" officeooo:paragraph-rsid="001715ca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13ebbf" officeooo:paragraph-rsid="001cd608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149dd5" officeooo:paragraph-rsid="001715ca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13ebbf" officeooo:paragraph-rsid="001e02f4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style:text-underline-style="none" fo:font-weight="bold" officeooo:rsid="001f79c6" officeooo:paragraph-rsid="00188698" style:font-size-asian="10pt" style:font-weight-asian="bold" style:font-size-complex="10pt" style:font-weight-complex="bold"/>
    </style:style>
    <style:style style:name="P15" style:family="paragraph" style:parent-style-name="Standard">
      <style:text-properties fo:font-variant="normal" fo:text-transform="none" fo:color="#1d2125" loext:opacity="100%" style:font-name="Courier New" fo:font-size="10pt" fo:letter-spacing="normal" fo:font-style="normal" fo:font-weight="normal" officeooo:rsid="00149dd5" officeooo:paragraph-rsid="001cd608" style:font-size-asian="10pt" style:font-weight-asian="normal" style:font-size-complex="10pt" style:font-weight-complex="normal"/>
    </style:style>
    <style:style style:name="T1" style:family="text">
      <style:text-properties officeooo:rsid="000b58b0"/>
    </style:style>
    <style:style style:name="T2" style:family="text">
      <style:text-properties officeooo:rsid="00190125"/>
    </style:style>
    <style:style style:name="T3" style:family="text">
      <style:text-properties officeooo:rsid="001299dc" style:font-size-asian="10pt"/>
    </style:style>
    <style:style style:name="T4" style:family="text">
      <style:text-properties officeooo:rsid="001d55da" style:font-size-asian="8.75pt"/>
    </style:style>
    <style:style style:name="T5" style:family="text">
      <style:text-properties fo:font-variant="normal" fo:text-transform="none" fo:color="#1d2125" loext:opacity="100%" fo:letter-spacing="normal" fo:font-style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solid" style:text-underline-type="double" style:text-underline-width="auto" style:text-underline-color="font-color"/>
    </style:style>
    <style:style style:name="T9" style:family="text">
      <style:text-properties officeooo:rsid="00149dd5"/>
    </style:style>
    <style:style style:name="T10" style:family="text">
      <style:text-properties style:text-underline-style="solid" style:text-underline-width="auto" style:text-underline-color="font-color" fo:font-weight="bold" officeooo:rsid="00149dd5" style:font-weight-asian="bold" style:font-weight-complex="bold"/>
    </style:style>
    <style:style style:name="T11" style:family="text">
      <style:text-properties style:text-underline-style="none" officeooo:rsid="00149dd5"/>
    </style:style>
    <style:style style:name="T12" style:family="text">
      <style:text-properties officeooo:rsid="0019ec3f"/>
    </style:style>
    <style:style style:name="T13" style:family="text">
      <style:text-properties style:text-underline-style="solid" style:text-underline-width="bold" style:text-underline-color="font-color" fo:font-weight="bold" officeooo:rsid="00149dd5" style:font-weight-asian="bold" style:font-weight-complex="bold"/>
    </style:style>
    <style:style style:name="T14" style:family="text">
      <style:text-properties officeooo:rsid="001d55da"/>
    </style:style>
    <style:style style:name="T15" style:family="text">
      <style:text-properties officeooo:rsid="000bd40a"/>
    </style:style>
    <style:style style:name="T16" style:family="text">
      <style:text-properties officeooo:rsid="001b4408"/>
    </style:style>
    <style:style style:name="T17" style:family="text">
      <style:text-properties officeooo:rsid="001c0a46"/>
    </style:style>
    <style:style style:name="T18" style:family="text">
      <style:text-properties officeooo:rsid="000bc9bd"/>
    </style:style>
    <style:style style:name="T19" style:family="text">
      <style:text-properties style:text-underline-style="none" officeooo:rsid="0015ffe8"/>
    </style:style>
    <style:style style:name="T20" style:family="text">
      <style:text-properties style:text-underline-style="dotted" style:text-underline-width="auto" style:text-underline-color="font-color" officeooo:rsid="00149dd5"/>
    </style:style>
    <style:style style:name="T21" style:family="text">
      <style:text-properties officeooo:rsid="001cd608"/>
    </style:style>
    <style:style style:name="T22" style:family="text">
      <style:text-properties officeooo:rsid="0005fbc4"/>
    </style:style>
    <style:style style:name="T23" style:family="text">
      <style:text-properties officeooo:rsid="001715ca"/>
    </style:style>
    <style:style style:name="T24" style:family="text">
      <style:text-properties style:text-underline-style="solid" style:text-underline-width="auto" style:text-underline-color="font-color" fo:font-weight="bold" officeooo:rsid="001cd608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1715ca" style:font-weight-asian="bold" style:font-weight-complex="bold"/>
    </style:style>
    <style:style style:name="T26" style:family="text">
      <style:text-properties style:text-underline-style="none" officeooo:rsid="001715ca"/>
    </style:style>
    <style:style style:name="T27" style:family="text">
      <style:text-properties style:text-underline-style="none" officeooo:rsid="001715ca" style:font-style-asian="normal" style:font-style-complex="normal"/>
    </style:style>
    <style:style style:name="T28" style:family="text">
      <style:text-properties style:text-underline-style="dotted" style:text-underline-width="auto" style:text-underline-color="font-color" officeooo:rsid="001715ca" style:font-style-asian="normal" style:font-style-complex="normal"/>
    </style:style>
    <style:style style:name="T29" style:family="text">
      <style:text-properties officeooo:rsid="00188698"/>
    </style:style>
    <style:style style:name="T30" style:family="text">
      <style:text-properties officeooo:rsid="00060e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<text:span text:style-name="T1">1</text:span><text:span text:style-name="T2">2</text:span></text:p>
      <text:p text:style-name="P1">Tema 4: <text:span text:style-name="T3"><text:s/>Transformación al Modelo Relacional</text:span></text:p>
      <text:p text:style-name="P2">Daniel Pino Gómez</text:p>
      <text:p text:style-name="P3">Curso 25/26</text:p>
      <text:p text:style-name="P3"/>
      <text:p text:style-name="P3"><text:span text:style-name="T4">1. </text:span><text:span text:style-name="T5">Regla de transformación de entidades y atributos</text:span></text:p>
      <text:p text:style-name="P4"/>
      <text:p text:style-name="P4">Producto(<text:span text:style-name="T6">#id</text:span><text:span text:style-name="T7">, precio, descripcion, categoria</text:span>)</text:p>
      <text:p text:style-name="P4">Moto(<text:span text:style-name="T6">#id</text:span><text:span text:style-name="T7">, cilindrada, antigüedad, modelo, </text:span><text:span text:style-name="T8">matricula</text:span><text:span text:style-name="T7">, marca</text:span>)</text:p>
      <text:p text:style-name="P4">Repartidor(<text:span text:style-name="T6">#id</text:span><text:span text:style-name="T7">, nombre, apellidos, </text:span><text:span text:style-name="T8">dni</text:span><text:span text:style-name="T7">, </text:span><text:span text:style-name="T8">email</text:span><text:span text:style-name="T7">, f_nacimiento, edad-d</text:span>)</text:p>
      <text:p text:style-name="P4">Pedido(<text:span text:style-name="T6">#id</text:span>)</text:p>
      <text:p text:style-name="P4">Clientes(<text:span text:style-name="T6">#id</text:span><text:span text:style-name="T7">, apellidos, nombres, </text:span><text:span text:style-name="T8">telefono</text:span>)</text:p>
      <text:p text:style-name="P4"/>
      <text:p text:style-name="P4"><text:span text:style-name="T9">r</text:span>epartidores<text:span text:style-name="T9">_t</text:span>elefonos(<text:span text:style-name="T10">#repartidores_id</text:span><text:span text:style-name="T11">, </text:span><text:span text:style-name="T10">#telefonos</text:span>)</text:p>
      <text:p text:style-name="P4"><text:tab/><text:span text:style-name="T9">repartidores_id → Repartidores(not null, B:</text:span><text:span text:style-name="T12">C</text:span><text:span text:style-name="T9">, M:R)</text:span></text:p>
      <text:p text:style-name="P4"/>
      <text:p text:style-name="P4"><text:span text:style-name="T9">c</text:span>lientes<text:span text:style-name="T9">_d</text:span>ireccion_envio(<text:span text:style-name="T13">#clientes_id</text:span><text:span text:style-name="T11">, </text:span><text:span text:style-name="T13">#direccion_envio</text:span>)</text:p>
      <text:p text:style-name="P4"><text:tab/><text:span text:style-name="T9">clientes_id → Clientes(not null, B:</text:span><text:span text:style-name="T12">C</text:span><text:span text:style-name="T9">, M:R)</text:span></text:p>
      <text:p text:style-name="P4"/>
      <text:p text:style-name="P4"/>
      <text:p text:style-name="P5"/>
      <text:p text:style-name="P6"><text:span text:style-name="T14">2. </text:span> <text:span text:style-name="T14">Regla de transformación de relaciones </text:span><text:span text:style-name="T15">M:N</text:span></text:p>
      <text:p text:style-name="P6"/>
      <text:p text:style-name="P4">Producto(<text:span text:style-name="T6">#id</text:span><text:span text:style-name="T7">, precio, descripcion, categoria</text:span>)</text:p>
      <text:p text:style-name="P4">Moto(<text:span text:style-name="T6">#id</text:span><text:span text:style-name="T7">, cilindrada, antigüedad, modelo, </text:span><text:span text:style-name="T8">matricula</text:span><text:span text:style-name="T7">, marca</text:span>)</text:p>
      <text:p text:style-name="P4">Repartidor(<text:span text:style-name="T6">#id</text:span><text:span text:style-name="T7">, nombre, apellidos, </text:span><text:span text:style-name="T8">dni</text:span><text:span text:style-name="T7">, </text:span><text:span text:style-name="T8">email</text:span><text:span text:style-name="T7">, f_nacimiento, edad-d</text:span>)</text:p>
      <text:p text:style-name="P4">Pedido(<text:span text:style-name="T6">#id</text:span>)</text:p>
      <text:p text:style-name="P4">Clientes(<text:span text:style-name="T6">#id</text:span><text:span text:style-name="T7">, apellidos, nombres, </text:span><text:span text:style-name="T8">telefono</text:span>)</text:p>
      <text:p text:style-name="P4"/>
      <text:p text:style-name="P4"><text:span text:style-name="T9">r</text:span>epartidores<text:span text:style-name="T9">_t</text:span>elefonos(<text:span text:style-name="T10">#repartidores_id</text:span><text:span text:style-name="T11">, </text:span><text:span text:style-name="T10">#telefonos</text:span>)</text:p>
      <text:p text:style-name="P4"><text:tab/><text:span text:style-name="T9">repartidores_id → Repartidores(not null, B:</text:span><text:span text:style-name="T16">C</text:span><text:span text:style-name="T9">, M:R)</text:span></text:p>
      <text:p text:style-name="P4"/>
      <text:p text:style-name="P4"><text:span text:style-name="T9">c</text:span>lientes<text:span text:style-name="T9">_d</text:span>ireccion_envio(<text:span text:style-name="T10">#clientes_id</text:span><text:span text:style-name="T11">, </text:span><text:span text:style-name="T10">#direccion_envio</text:span>)</text:p>
      <text:p text:style-name="P4"><text:tab/><text:span text:style-name="T9">clientes_id → Clientes(not null, B:</text:span><text:span text:style-name="T16">C</text:span><text:span text:style-name="T9">, M:R)</text:span></text:p>
      <text:p text:style-name="P7"/>
      <text:p text:style-name="P7">pedido_forma_producto(<text:span text:style-name="T6">#pedido_id</text:span><text:span text:style-name="T7">, </text:span><text:span text:style-name="T6">#producto_id</text:span><text:span text:style-name="T7">, cantidad, precio</text:span>)</text:p>
      <text:p text:style-name="P7"><text:tab/>pedido_id → Pedido(not null, B:<text:span text:style-name="T16">C</text:span>, M:R)</text:p>
      <text:p text:style-name="P7"><text:tab/>producto_id → Producto(not null, B:<text:span text:style-name="T17">R</text:span>, M:R)</text:p>
      <text:p text:style-name="P7"/>
      <text:p text:style-name="P8">3. <text:s/>Regla de transformación de relaciones <text:span text:style-name="T18">1</text:span>:N</text:p>
      <text:p text:style-name="P8"/>
      <text:p text:style-name="P4">Producto(<text:span text:style-name="T6">#id</text:span><text:span text:style-name="T7">, precio, descripcion, categoria</text:span>)</text:p>
      <text:p text:style-name="P4">Moto(<text:span text:style-name="T6">#id</text:span><text:span text:style-name="T7">, cilindrada, antigüedad, modelo, </text:span><text:span text:style-name="T8">matricula</text:span><text:span text:style-name="T7">, marca</text:span>)</text:p>
      <text:p text:style-name="P4">Repartidor(<text:span text:style-name="T6">#id</text:span><text:span text:style-name="T7">, nombre, apellidos, </text:span><text:span text:style-name="T8">dni</text:span><text:span text:style-name="T7">, </text:span><text:span text:style-name="T8">email</text:span><text:span text:style-name="T7">, f_nacimiento, edad-d</text:span>)</text:p>
      <text:p text:style-name="P4">Clientes(<text:span text:style-name="T6">#id</text:span><text:span text:style-name="T7">, apellidos, nombres, </text:span><text:span text:style-name="T8">telefono</text:span>)</text:p>
      <text:p text:style-name="P4"/>
      <text:p text:style-name="P4"><text:span text:style-name="T9">r</text:span>epartidores<text:span text:style-name="T9">_t</text:span>elefonos(<text:span text:style-name="T10">#repartidores_id</text:span><text:span text:style-name="T11">, </text:span><text:span text:style-name="T10">#telefonos</text:span>)</text:p>
      <text:p text:style-name="P4"><text:tab/><text:span text:style-name="T9">repartidores_id → Repartidores(not null, B:</text:span><text:span text:style-name="T16">C</text:span><text:span text:style-name="T9">, M:R)</text:span></text:p>
      <text:p text:style-name="P4"/>
      <text:p text:style-name="P4"><text:span text:style-name="T9">c</text:span>lientes<text:span text:style-name="T9">_d</text:span>ireccion_envio(<text:span text:style-name="T10">#clientes_id</text:span><text:span text:style-name="T11">, </text:span><text:span text:style-name="T10">#direccion_envio</text:span>)</text:p>
      <text:p text:style-name="P4"><text:tab/><text:span text:style-name="T9">clientes_id → Clientes(not null, B:</text:span><text:span text:style-name="T16">C</text:span><text:span text:style-name="T9">, M:R)</text:span></text:p>
      <text:p text:style-name="P7"/>
      <text:p text:style-name="P7">pedido_forma_producto(<text:span text:style-name="T6">#pedido_id</text:span><text:span text:style-name="T7">, </text:span><text:span text:style-name="T6">#producto_id</text:span><text:span text:style-name="T7">, cantidad, precio</text:span>)</text:p>
      <text:p text:style-name="P7"><text:tab/>pedido_id → Pedido(not null, B:<text:span text:style-name="T17">C</text:span>, M:R)</text:p>
      <text:p text:style-name="P7"><text:tab/>producto_id → Producto(not null, B:<text:span text:style-name="T17">R</text:span>, M:R)</text:p>
      <text:p text:style-name="P7"/>
      <text:p text:style-name="P4">Pedido(<text:span text:style-name="T6">#id</text:span><text:span text:style-name="T7">, </text:span><text:span text:style-name="T19">hora, importe, fecha, </text:span><text:span text:style-name="T20">clientes_id</text:span>)</text:p>
      <text:p text:style-name="P4"><text:tab/><text:span text:style-name="T9">clientes_id → Clientes(not null, B:</text:span><text:span text:style-name="T21">R</text:span><text:span text:style-name="T9">, M:R)</text:span></text:p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<text:span text:style-name="T22">4</text:span>. <text:s/>Regla de transformación de relaciones <text:span text:style-name="T23">M:1:1 </text:span></text:p>
      <text:p text:style-name="P9"/>
      <text:p text:style-name="P10">Producto(<text:span text:style-name="T6">#id</text:span><text:span text:style-name="T7">, precio, descripcion, categoria</text:span>)</text:p>
      <text:p text:style-name="P11">Moto(<text:span text:style-name="T6">#id</text:span><text:span text:style-name="T7">, cilindrada, antigüedad, modelo, </text:span><text:span text:style-name="T8">matricula</text:span><text:span text:style-name="T7">, marca</text:span>)</text:p>
      <text:p text:style-name="P10">Repartidor(<text:span text:style-name="T6">#id</text:span><text:span text:style-name="T7">, nombre, apellidos, </text:span><text:span text:style-name="T8">dni</text:span><text:span text:style-name="T7">, </text:span><text:span text:style-name="T8">email</text:span><text:span text:style-name="T7">, f_nacimiento, edad-d</text:span>)</text:p>
      <text:p text:style-name="P10">Clientes(<text:span text:style-name="T6">#id</text:span><text:span text:style-name="T7">, apellidos, nombres, </text:span><text:span text:style-name="T8">telefono</text:span>)</text:p>
      <text:p text:style-name="P10"/>
      <text:p text:style-name="P10"><text:span text:style-name="T9">r</text:span>epartidores<text:span text:style-name="T9">_t</text:span>elefonos(<text:span text:style-name="T10">#repartidores_id</text:span><text:span text:style-name="T11">, </text:span><text:span text:style-name="T10">#telefonos</text:span>)</text:p>
      <text:p text:style-name="P10"><text:tab/><text:span text:style-name="T9">repartidores_id → Repartidores(not null, B:</text:span><text:span text:style-name="T16">C</text:span><text:span text:style-name="T9">, M:R)</text:span></text:p>
      <text:p text:style-name="P10"/>
      <text:p text:style-name="P10"><text:span text:style-name="T9">c</text:span>lientes<text:span text:style-name="T9">_d</text:span>ireccion_envio(<text:span text:style-name="T10">#clientes_id</text:span><text:span text:style-name="T11">, </text:span><text:span text:style-name="T10">#direccion_envio</text:span>)</text:p>
      <text:p text:style-name="P10"><text:tab/><text:span text:style-name="T9">clientes_id → Clientes(not null, B:</text:span><text:span text:style-name="T16">C</text:span><text:span text:style-name="T9">, M:R)</text:span></text:p>
      <text:p text:style-name="P12"/>
      <text:p text:style-name="P12">pedido_forma_producto(<text:span text:style-name="T6">#pedido_id</text:span><text:span text:style-name="T7">, </text:span><text:span text:style-name="T6">#producto_id</text:span><text:span text:style-name="T7">, cantidad, precio</text:span>)</text:p>
      <text:p text:style-name="P12"><text:tab/>pedido_id → Pedido(not null, B:<text:span text:style-name="T17">C</text:span>, M:R)</text:p>
      <text:p text:style-name="P12"><text:tab/>producto_id → Producto(not null, B:<text:span text:style-name="T17">R</text:span>, M:R)</text:p>
      <text:p text:style-name="P12"/>
      <text:p text:style-name="P10">Pedido(<text:span text:style-name="T6">#id</text:span><text:span text:style-name="T7">, </text:span><text:span text:style-name="T19">hora, importe, fecha, </text:span><text:span text:style-name="T20">clientes_id</text:span>)</text:p>
      <text:p text:style-name="P10"><text:tab/><text:span text:style-name="T9">clientes_id → Clientes(not null, B:</text:span><text:span text:style-name="T23">R</text:span><text:span text:style-name="T9">, M:R)</text:span></text:p>
      <text:p text:style-name="P10"/>
      <text:p text:style-name="P10"><text:span text:style-name="T21">repartidor_m</text:span>oto<text:span text:style-name="T21">_pedido</text:span>(<text:span text:style-name="T6">#</text:span><text:span text:style-name="T24">moto_</text:span><text:span text:style-name="T6">id</text:span><text:span text:style-name="T7">, </text:span><text:span text:style-name="T25">#pedido_id</text:span><text:span text:style-name="T26">, </text:span><text:span text:style-name="T27">distancia_recorrida, tiempo_transcurrido,</text:span><text:span text:style-name="T7"> </text:span><text:span text:style-name="T28">repartidor_id</text:span>)</text:p>
      <text:p text:style-name="P13"><text:tab/><text:span text:style-name="T29">moto_id → </text:span><text:span text:style-name="T21">Moto</text:span><text:span text:style-name="T29">(not null, B:R, M:R)</text:span></text:p>
      <text:p text:style-name="P13"><text:tab/><text:span text:style-name="T29">pedido_id → </text:span><text:span text:style-name="T21">Pedido</text:span><text:span text:style-name="T29">(not null, B:R, M:R)</text:span></text:p>
      <text:p text:style-name="P13"><text:tab/><text:span text:style-name="T29">repartidor_id → </text:span><text:span text:style-name="T21">Repartidor</text:span><text:span text:style-name="T29">(not null, B:R, M:R)</text:span></text:p>
      <text:p text:style-name="P10"/>
      <text:p text:style-name="P14"><text:span text:style-name="T30">5</text:span>. <text:s/>Modelo Relacional definitivo</text:p>
      <text:p text:style-name="P14"/>
      <text:p text:style-name="P11">Producto(<text:span text:style-name="T6">#id</text:span><text:span text:style-name="T7">, precio, descripcion, categoria</text:span>)</text:p>
      <text:p text:style-name="P11">Moto(<text:span text:style-name="T6">#id</text:span><text:span text:style-name="T7">, cilindrada, antigüedad, modelo, </text:span><text:span text:style-name="T8">matricula</text:span><text:span text:style-name="T7">, marca</text:span>)</text:p>
      <text:p text:style-name="P11">Repartidor(<text:span text:style-name="T6">#id</text:span><text:span text:style-name="T7">, nombre, apellidos, </text:span><text:span text:style-name="T8">dni</text:span><text:span text:style-name="T7">, </text:span><text:span text:style-name="T8">email</text:span><text:span text:style-name="T7">, f_nacimiento, edad-d</text:span>)</text:p>
      <text:p text:style-name="P11">Clientes(<text:span text:style-name="T6">#id</text:span><text:span text:style-name="T7">, apellidos, nombres, </text:span><text:span text:style-name="T8">telefono</text:span>)</text:p>
      <text:p text:style-name="P11"/>
      <text:p text:style-name="P11"><text:span text:style-name="T9">r</text:span>epartidores<text:span text:style-name="T9">_t</text:span>elefonos(<text:span text:style-name="T10">#repartidores_id</text:span><text:span text:style-name="T11">, </text:span><text:span text:style-name="T10">#telefonos</text:span>)</text:p>
      <text:p text:style-name="P11"><text:tab/><text:span text:style-name="T9">repartidores_id → Repartidores(not null, B:</text:span><text:span text:style-name="T16">C</text:span><text:span text:style-name="T9">, M:R)</text:span></text:p>
      <text:p text:style-name="P11"/>
      <text:p text:style-name="P11"><text:span text:style-name="T9">c</text:span>lientes<text:span text:style-name="T9">_d</text:span>ireccion_envio(<text:span text:style-name="T10">#clientes_id</text:span><text:span text:style-name="T11">, </text:span><text:span text:style-name="T10">#direccion_envio</text:span>)</text:p>
      <text:p text:style-name="P11"><text:tab/><text:span text:style-name="T9">clientes_id → Clientes(not null, B:</text:span><text:span text:style-name="T16">C</text:span><text:span text:style-name="T9">, M:R)</text:span></text:p>
      <text:p text:style-name="P15"/>
      <text:p text:style-name="P15">pedido_forma_producto(<text:span text:style-name="T6">#pedido_id</text:span><text:span text:style-name="T7">, </text:span><text:span text:style-name="T6">#producto_id</text:span><text:span text:style-name="T7">, cantidad, precio</text:span>)</text:p>
      <text:p text:style-name="P15"><text:tab/>pedido_id → Pedido(not null, B:<text:span text:style-name="T17">C</text:span>, M:R)</text:p>
      <text:p text:style-name="P15"><text:tab/>producto_id → Producto(not null, B:<text:span text:style-name="T17">R</text:span>, M:R)</text:p>
      <text:p text:style-name="P15"/>
      <text:p text:style-name="P11">Pedido(<text:span text:style-name="T6">#id</text:span><text:span text:style-name="T7">, </text:span><text:span text:style-name="T19">hora, importe, fecha, </text:span><text:span text:style-name="T20">clientes_id</text:span>)</text:p>
      <text:p text:style-name="P11"><text:tab/><text:span text:style-name="T9">clientes_id → Clientes(not null, B:</text:span><text:span text:style-name="T23">R</text:span><text:span text:style-name="T9">, M:R)</text:span></text:p>
      <text:p text:style-name="P11"/>
      <text:p text:style-name="P11"><text:span text:style-name="T21">repartidor_m</text:span>oto<text:span text:style-name="T21">_pedido</text:span>(<text:span text:style-name="T6">#</text:span><text:span text:style-name="T24">moto_</text:span><text:span text:style-name="T6">id</text:span><text:span text:style-name="T7">, </text:span><text:span text:style-name="T25">#pedido_id</text:span><text:span text:style-name="T26">, </text:span><text:span text:style-name="T27">distancia_recorrida, tiempo_transcurrido,</text:span><text:span text:style-name="T7"> </text:span><text:span text:style-name="T28">repartidor_id</text:span>)</text:p>
      <text:p text:style-name="P11"><text:tab/><text:span text:style-name="T29">moto_id → </text:span><text:span text:style-name="T21">Moto</text:span><text:span text:style-name="T29">(not null, B:R, M:R)</text:span></text:p>
      <text:p text:style-name="P11"><text:tab/><text:span text:style-name="T29">pedido_id → </text:span><text:span text:style-name="T21">Pedido</text:span><text:span text:style-name="T29">(not null, B:R, M:R)</text:span></text:p>
      <text:p text:style-name="P11"><text:tab/><text:span text:style-name="T29">repartidor_id → </text:span><text:span text:style-name="T21">Repartidor</text:span><text:span text:style-name="T29">(not null, B:</text:span><text:span text:style-name="T21">R</text:span><text:span text:style-name="T29">, M:R)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7:29:20.315975100</meta:creation-date>
    <dc:date>2025-11-26T09:06:17.486725800</dc:date>
    <meta:editing-duration>PT28M51S</meta:editing-duration>
    <meta:editing-cycles>8</meta:editing-cycles>
    <meta:generator>LibreOffice/25.8.2.2$Windows_X86_64 LibreOffice_project/d401f2107ccab8f924a8e2df40f573aab7605b6f</meta:generator>
    <meta:document-statistic meta:table-count="0" meta:image-count="0" meta:object-count="0" meta:page-count="2" meta:paragraph-count="77" meta:word-count="376" meta:character-count="3713" meta:non-whitespace-character-count="3381"/>
  </office:meta>
</office:document-meta>
</file>